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33db9" officeooo:paragraph-rsid="00033db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none" fo:font-weight="bold" officeooo:rsid="0005eab0" officeooo:paragraph-rsid="0005eab0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33db9" officeooo:paragraph-rsid="00033db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5cdb2" officeooo:paragraph-rsid="0005cdb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5eab0" officeooo:paragraph-rsid="0005eab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72add" officeooo:paragraph-rsid="00072ad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8ef4b" officeooo:paragraph-rsid="0008ef4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eab0" officeooo:paragraph-rsid="0005eab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2add" officeooo:paragraph-rsid="00072ad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2add" officeooo:paragraph-rsid="00072add" fo:background-color="#ffff0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2add" officeooo:paragraph-rsid="00072add" fo:background-color="#15846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ef4b" officeooo:paragraph-rsid="0008ef4b" fo:background-color="#158466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ef4b" officeooo:paragraph-rsid="0008ef4b" fo:background-color="#ff000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2add" officeooo:paragraph-rsid="00072add" fo:background-color="#ff000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9576" officeooo:paragraph-rsid="000c9576" fo:background-color="#fffff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072add" officeooo:paragraph-rsid="00072add" fo:background-color="#ffff00" style:font-size-asian="12.25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fc32"/>
    </style:style>
    <style:style style:name="T3" style:family="text">
      <style:text-properties style:text-underline-style="none" officeooo:rsid="000ad4cc"/>
    </style:style>
    <style:style style:name="T4" style:family="text">
      <style:text-properties style:text-underline-style="none" officeooo:rsid="000e2cbe"/>
    </style:style>
    <style:style style:name="T5" style:family="text">
      <style:text-properties style:text-underline-style="none" officeooo:rsid="00112ac6"/>
    </style:style>
    <style:style style:name="T6" style:family="text">
      <style:text-properties officeooo:rsid="0005eab0"/>
    </style:style>
    <style:style style:name="T7" style:family="text">
      <style:text-properties officeooo:rsid="00072add"/>
    </style:style>
    <style:style style:name="T8" style:family="text">
      <style:text-properties officeooo:rsid="0008ef4b"/>
    </style:style>
    <style:style style:name="T9" style:family="text">
      <style:text-properties officeooo:rsid="000ad4cc"/>
    </style:style>
    <style:style style:name="T10" style:family="text">
      <style:text-properties officeooo:rsid="000b7a34"/>
    </style:style>
    <style:style style:name="T11" style:family="text">
      <style:text-properties officeooo:rsid="000e2c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projet <text:span text:style-name="T11">A</text:span>ngular</text:p>
      <text:p text:style-name="P1"/>
      <text:p text:style-name="P3">Prérequis :<text:span text:style-name="T1"> </text:span></text:p>
      <text:p text:style-name="P3"><text:span text:style-name="T1"/></text:p>
      <text:p text:style-name="P3"><text:span text:style-name="T1">-Node JS v16.13.0</text:span></text:p>
      <text:p text:style-name="P3"><text:span text:style-name="T1">-Bootstrap v8.1.0</text:span></text:p>
      <text:p text:style-name="P3"><text:span text:style-name="T1">-Typescript v4.4.4</text:span></text:p>
      <text:p text:style-name="P3"><text:span text:style-name="T1">-Angular CLI v13.0.3</text:span></text:p>
      <text:p text:style-name="P3"><text:span text:style-name="T1">-</text:span><text:span text:style-name="T2">Logiciel d’édition (</text:span><text:span text:style-name="T5">N</text:span><text:span text:style-name="T2">otepad++, </text:span><text:span text:style-name="T5">W</text:span><text:span text:style-name="T2">ebstorm,...)</text:span></text:p>
      <text:p text:style-name="P3"><text:span text:style-name="T1"/></text:p>
      <text:p text:style-name="P3"><text:span text:style-name="T1"/></text:p>
      <text:p text:style-name="P4">Ce qu’<text:span text:style-name="T6">il </text:span>a été fait :</text:p>
      <text:p text:style-name="P4"/>
      <text:p text:style-name="P8">Nous pouvons rechercher des bateaux avec une barre de recherche et une fois que l’on valide le bateau choisi, toute<text:span text:style-name="T10">s</text:span> ses mesures s’affiche<text:span text:style-name="T10">nt</text:span></text:p>
      <text:p text:style-name="P8"/>
      <text:p text:style-name="P5">Ce qu’il reste a faire :</text:p>
      <text:p text:style-name="P5"><text:span text:style-name="T1"/></text:p>
      <text:p text:style-name="P5"><text:span text:style-name="T1">Il me reste a faire en sorte d’avoir les descriptions et les prix de chaque élément lier avec le bateau sélectionné</text:span></text:p>
      <text:p text:style-name="P5"><text:span text:style-name="T1"/></text:p>
      <text:p text:style-name="P5">Temps qu’il me faudrait :</text:p>
      <text:p text:style-name="P5"/>
      <text:p text:style-name="P8">il me faudrait au moins 1 semaine pour pouvoir récupérer les descriptions et les <text:span text:style-name="T7">prix et les afficher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"><text:span text:style-name="T7">D</text:span>ocument réussites et échecs </text:p>
      <text:p text:style-name="P2"/>
      <text:p text:style-name="P2"/>
      <text:p text:style-name="P6">Échec :</text:p>
      <text:p text:style-name="P6"/>
      <text:p text:style-name="P9">je n’ai pas réussi a communiqué avec la 3éme API </text:p>
      <text:p text:style-name="P9"/>
      <text:p text:style-name="P16">je n’arrive pas a afficher les informations de la 2éme API <text:span text:style-name="T9">avec une &lt;datalist&gt;</text:span></text:p>
      <text:p text:style-name="P9"/>
      <text:p text:style-name="P11">j’ai eu du mal a utiliser plusieurs component<text:span text:style-name="T8">s</text:span></text:p>
      <text:p text:style-name="P9"/>
      <text:p text:style-name="P13">mon projet ne fonctionnais plus après avoir déplacer des dossiers</text:p>
      <text:p text:style-name="P13"/>
      <text:p text:style-name="P15">arrive pas a afficher les photos sur le site</text:p>
      <text:p text:style-name="P9"/>
      <text:p text:style-name="P9"/>
      <text:p text:style-name="P7">Réussite/réparation :</text:p>
      <text:p text:style-name="P7"/>
      <text:p text:style-name="P9">j’ai pu communiqué avec les 2 premières API pour pouvoir afficher les informations demander</text:p>
      <text:p text:style-name="P9"/>
      <text:p text:style-name="P10">les informations de la 2éme API, ont pu etre afficher en utilisant la balise &lt;input&gt;</text:p>
      <text:p text:style-name="P9"/>
      <text:p text:style-name="P12">j’ai crée un seul component pour toute les parties du projets </text:p>
      <text:p text:style-name="P9"/>
      <text:p text:style-name="P13">j’ai recree un projet et copier ce que j’avais déjà fait pour reprendre mon travail</text:p>
      <text:p text:style-name="P14"/>
      <text:p text:style-name="P9"/>
      <text:p text:style-name="P7">Difficulté personnel :</text:p>
      <text:p text:style-name="P7"><text:span text:style-name="T1"/></text:p>
      <text:p text:style-name="P7"><text:span text:style-name="T1">C’est nouveau pour moi j’ai eu du mal a utiliser et apprendre cela seul et les résultat de mes recherches pour m’aider étaient assez flou. Mais avec de nombreux essaies et </text:span><text:span text:style-name="T3">l’entraide</text:span><text:span text:style-name="T1"> entre étudiants, j’ai pu réussir certaines choses dans mon code comme pour pouvoir afficher ce que la 2éme API afficher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*</text:span><text:span text:style-name="T4">les lignes de mêmes couleurs sont lié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6T13:16:12.361000000</meta:creation-date>
    <dc:date>2021-12-16T15:12:21.569000000</dc:date>
    <meta:editing-duration>PT12M17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8" meta:word-count="274" meta:character-count="1605" meta:non-whitespace-character-count="1355"/>
  </office:meta>
</office:document-meta>
</file>